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500000055EAA7CF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Ubuntu" svg:font-family="Ubuntu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2.432cm" style:rel-column-width="8389*"/>
    </style:style>
    <style:style style:name="Tabella1.B" style:family="table-column">
      <style:table-column-properties style:column-width="8.654cm" style:rel-column-width="29847*"/>
    </style:style>
    <style:style style:name="Tabella1.C" style:family="table-column">
      <style:table-column-properties style:column-width="5.53cm" style:rel-column-width="19072*"/>
    </style:style>
    <style:style style:name="Tabella1.D" style:family="table-column">
      <style:table-column-properties style:column-width="2.385cm" style:rel-column-width="8227*"/>
    </style:style>
    <style:style style:name="Tabella1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fo:background-color="#83ca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none"/>
    </style:style>
    <style:style style:name="Tabella1.A4" style:family="table-cell">
      <style:table-cell-properties fo:padding="0.097cm" fo:border-left="0.05pt solid #000000" fo:border-right="none" fo:border-top="0.05pt solid #000000" fo:border-bottom="none"/>
    </style:style>
    <style:style style:name="Tabella1.D4" style:family="table-cell">
      <style:table-cell-properties fo:padding="0.097cm" fo:border-left="none" fo:border-right="0.05pt solid #000000" fo:border-top="0.05pt solid #000000" fo:border-bottom="none"/>
    </style:style>
    <style:style style:name="Tabella1.A5" style:family="table-cell">
      <style:table-cell-properties fo:padding="0.097cm" fo:border-left="0.05pt solid #000000" fo:border-right="0.05pt solid #000000" fo:border-top="none" fo:border-bottom="none"/>
    </style:style>
    <style:style style:name="Tabella1.A6" style:family="table-cell">
      <style:table-cell-properties fo:padding="0.097cm" fo:border-left="0.05pt solid #000000" fo:border-right="0.05pt solid #000000" fo:border-top="none" fo:border-bottom="none"/>
    </style:style>
    <style:style style:name="Tabella1.A7" style:family="table-cell">
      <style:table-cell-properties fo:padding="0.097cm" fo:border-left="0.05pt solid #000000" fo:border-right="none" fo:border-top="none" fo:border-bottom="none"/>
    </style:style>
    <style:style style:name="Tabella1.B7" style:family="table-cell">
      <style:table-cell-properties fo:padding="0.097cm" fo:border="none"/>
    </style:style>
    <style:style style:name="Tabella1.C7" style:family="table-cell">
      <style:table-cell-properties fo:padding="0.097cm" fo:border="none"/>
    </style:style>
    <style:style style:name="Tabella1.D7" style:family="table-cell">
      <style:table-cell-properties fo:padding="0.097cm" fo:border-left="none" fo:border-right="0.05pt solid #000000" fo:border-top="none" fo:border-bottom="none"/>
    </style:style>
    <style:style style:name="Tabella1.A8" style:family="table-cell">
      <style:table-cell-properties fo:padding="0.097cm" fo:border-left="0.05pt solid #000000" fo:border-right="0.05pt solid #000000" fo:border-top="none" fo:border-bottom="none"/>
    </style:style>
    <style:style style:name="Tabella1.A9" style:family="table-cell">
      <style:table-cell-properties fo:padding="0.097cm" fo:border-left="0.05pt solid #000000" fo:border-right="0.05pt solid #000000" fo:border-top="none" fo:border-bottom="none"/>
    </style:style>
    <style:style style:name="Tabella1.A10" style:family="table-cell">
      <style:table-cell-properties fo:padding="0.097cm" fo:border-left="0.05pt solid #000000" fo:border-right="none" fo:border-top="none" fo:border-bottom="none"/>
    </style:style>
    <style:style style:name="Tabella1.B10" style:family="table-cell">
      <style:table-cell-properties fo:padding="0.097cm" fo:border="none"/>
    </style:style>
    <style:style style:name="Tabella1.C10" style:family="table-cell">
      <style:table-cell-properties fo:padding="0.097cm" fo:border="none"/>
    </style:style>
    <style:style style:name="Tabella1.D10" style:family="table-cell">
      <style:table-cell-properties fo:padding="0.097cm" fo:border-left="none" fo:border-right="0.05pt solid #000000" fo:border-top="none" fo:border-bottom="none"/>
    </style:style>
    <style:style style:name="Tabella1.11" style:family="table-row">
      <style:table-row-properties style:row-height="0.101cm"/>
    </style:style>
    <style:style style:name="Tabella1.A11" style:family="table-cell">
      <style:table-cell-properties fo:padding="0.097cm" fo:border-left="0.05pt solid #000000" fo:border-right="none" fo:border-top="none" fo:border-bottom="0.05pt solid #000000"/>
    </style:style>
    <style:style style:name="Tabella1.B11" style:family="table-cell">
      <style:table-cell-properties fo:padding="0.097cm" fo:border-left="none" fo:border-right="none" fo:border-top="none" fo:border-bottom="0.05pt solid #000000"/>
    </style:style>
    <style:style style:name="Tabella1.C11" style:family="table-cell">
      <style:table-cell-properties fo:padding="0.097cm" fo:border-left="none" fo:border-right="none" fo:border-top="none" fo:border-bottom="0.05pt solid #000000"/>
    </style:style>
    <style:style style:name="Tabella1.D11" style:family="table-cell">
      <style:table-cell-properties fo:padding="0.097cm" fo:border-left="none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Header">
      <style:paragraph-properties fo:text-align="center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11pt" fo:font-weight="bold" style:font-size-asian="11pt" style:font-weight-asian="bold" style:font-size-complex="11pt" style:font-weight-complex="bold"/>
    </style:style>
    <style:style style:name="P4" style:family="paragraph" style:parent-style-name="Header">
      <style:paragraph-properties fo:text-align="end" style:justify-single-word="false"/>
      <style:text-properties style:font-name="Ubuntu Light" fo:font-size="7pt" fo:font-weight="bold" style:font-size-asian="7pt" style:font-weight-asian="bold" style:font-size-complex="7pt" style:font-weight-complex="bold"/>
    </style:style>
    <style:style style:name="P5" style:family="paragraph" style:parent-style-name="Header">
      <style:paragraph-properties fo:text-align="center" style:justify-single-word="false">
        <style:tab-stops>
          <style:tab-stop style:position="6.403cm"/>
          <style:tab-stop style:position="17cm" style:type="right"/>
        </style:tab-stops>
      </style:paragraph-properties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end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1" style:family="paragraph" style:parent-style-name="Header">
      <style:text-properties fo:font-size="9pt" style:font-size-asian="9pt" style:font-size-complex="9pt"/>
    </style:style>
    <style:style style:name="P1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Ubuntu Light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ffffff" style:font-name="Ubuntu Light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19e1c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1fa7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1dd89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19e1c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Header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officeooo:paragraph-rsid="001bcce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fo:color="#0084d1"/>
    </style:style>
    <style:style style:name="T2" style:family="text">
      <style:text-properties style:font-name="Ubuntu Light" fo:font-size="7pt" style:font-size-asian="7pt" style:font-size-complex="7pt"/>
    </style:style>
    <style:style style:name="T3" style:family="text">
      <style:text-properties style:font-name="Ubuntu Light" fo:font-size="7pt" fo:font-weight="normal" style:font-size-asian="7pt" style:font-weight-asian="normal" style:font-size-complex="7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1bcceb" style:font-size-asian="9pt" style:font-size-complex="9pt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9pt" fo:font-weight="bold" officeooo:rsid="001bcceb" style:font-size-asian="9pt" style:font-weight-asian="bold" style:font-size-complex="9pt" style:font-weight-complex="bold"/>
    </style:style>
    <style:style style:name="T10" style:family="text">
      <style:text-properties officeooo:rsid="001bcceb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setLang('it_IT')&gt;</text:placeholder></text:p>
      <text:p text:style-name="P18"/>
      <text:p text:style-name="P7"><text:span text:style-name="T4">Il sottoscritto </text:span><text:span text:style-name="T4"><text:placeholder text:placeholder-type="text">&lt;(objects[0].user_id.name)&gt;</text:placeholder></text:span><text:span text:style-name="T4">,</text:span></text:p>
      <text:p text:style-name="P17"/>
      <text:p text:style-name="P8">presenta la Nota delle Spese sostenute fuori dalla sede naturale in cui si è tenuti a svolgere le proprie funzioni nell'espletamento del mandato nel corso del periodo ….............</text:p>
      <text:p text:style-name="P1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19">DATA</text:p>
            </table:table-cell>
            <table:table-cell table:style-name="Tabella1.A1" office:value-type="string">
              <text:p text:style-name="P19">CLIENTE</text:p>
            </table:table-cell>
            <table:table-cell table:style-name="Tabella1.A1" office:value-type="string">
              <text:p text:style-name="P19">LOCALITA'</text:p>
            </table:table-cell>
            <table:table-cell table:style-name="Tabella1.D1" office:value-type="string">
              <text:p text:style-name="P19">TOTALE KM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16"><text:text-input text:description="&lt;for each=&quot;o in objects&quot;&gt;">starts for loop item objects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3" table:number-columns-spanned="4" office:value-type="string">
            <text:p text:style-name="P20"><text:placeholder text:placeholder-type="text">&lt;if test="o.intervent_id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4" table:number-columns-spanned="3" office:value-type="string">
            <text:p text:style-name="P21"><text:placeholder text:placeholder-type="text">&lt;formatLang(o.date, date=True)&gt;</text:placeholder> <text:placeholder text:placeholder-type="text">&lt;'(VIAGGIO)' if o.refund_day else ''&gt;</text:placeholder></text:p>
          </table:table-cell>
          <table:covered-table-cell/>
          <table:covered-table-cell/>
          <table:table-cell table:style-name="Tabella1.D4" office:value-type="string">
            <text:p text:style-name="P22"><text:placeholder text:placeholder-type="text">&lt;o.total_trip_company&gt;</text:placeholder></text:p>
          </table:table-cell>
        </table:table-row>
        <table:table-row>
          <table:table-cell table:style-name="Tabella1.A9" table:number-columns-spanned="4" office:value-type="string">
            <text:p text:style-name="P13"><text:text-input text:description="&lt;for each=&quot;intervent in o.intervent_ids&quot;&gt;">starts for loop item objects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9" table:number-columns-spanned="4" office:value-type="string">
            <text:p text:style-name="P14"><text:placeholder text:placeholder-type="text">&lt;if test="intervent.mode=='customer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0" office:value-type="string">
            <text:p text:style-name="P15"/>
          </table:table-cell>
          <table:table-cell table:style-name="Tabella1.B10" office:value-type="string">
            <text:p text:style-name="P14"><text:placeholder text:placeholder-type="text">&lt;(intervent.intervent_partner_id.name)&gt;</text:placeholder></text:p>
          </table:table-cell>
          <table:table-cell table:style-name="Tabella1.C10" office:value-type="string">
            <text:p text:style-name="P14"><text:placeholder text:placeholder-type="text">&lt;(intervent.intervent_partner_id.city)&gt;</text:placeholder> <text:placeholder text:placeholder-type="text">&lt;(intervent.intervent_partner_id.zip)&gt;</text:placeholder></text:p>
          </table:table-cell>
          <table:table-cell table:style-name="Tabella1.D10" office:value-type="string">
            <text:p text:style-name="P15"/>
          </table:table-cell>
        </table:table-row>
        <table:table-row>
          <table:table-cell table:style-name="Tabella1.A9" table:number-columns-spanned="4" office:value-type="string">
            <text:p text:style-name="P14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table:number-columns-spanned="4" office:value-type="string">
            <text:p text:style-name="P13"><text:text-input text:description="&lt;/for&gt;">end for loop item objects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0" office:value-type="string">
            <text:p text:style-name="P11"/>
          </table:table-cell>
          <table:table-cell table:style-name="Tabella1.B10" office:value-type="string">
            <text:p text:style-name="P13"/>
          </table:table-cell>
          <table:table-cell table:style-name="Tabella1.C10" office:value-type="string">
            <text:p text:style-name="P13"/>
          </table:table-cell>
          <table:table-cell table:style-name="Tabella1.D10" office:value-type="string">
            <text:p text:style-name="P13"/>
          </table:table-cell>
        </table:table-row>
        <table:table-row table:style-name="Tabella1.11">
          <table:table-cell table:style-name="Tabella1.A11" office:value-type="string">
            <text:p text:style-name="P11"/>
          </table:table-cell>
          <table:table-cell table:style-name="Tabella1.B11" office:value-type="string">
            <text:p text:style-name="P13"/>
          </table:table-cell>
          <table:table-cell table:style-name="Tabella1.C11" office:value-type="string">
            <text:p text:style-name="P13"/>
          </table:table-cell>
          <table:table-cell table:style-name="Tabella1.D11" office:value-type="string">
            <text:p text:style-name="P13"/>
          </table:table-cell>
        </table:table-row>
        <table:table-row>
          <table:table-cell table:style-name="Tabella1.A13" table:number-columns-spanned="4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3" table:number-columns-spanned="4" office:value-type="string">
            <text:p text:style-name="P13"><text:text-input text:description="&lt;/for&gt;">end for loop item objects</text:text-input></text:p>
          </table:table-cell>
          <table:covered-table-cell/>
          <table:covered-table-cell/>
          <table:covered-table-cell/>
        </table:table-row>
      </table:table>
      <text:p text:style-name="P7"/>
      <text:p text:style-name="P7"/>
      <text:p text:style-name="P8">Base di calcolo per rimborso Forfetario spese </text:p>
      <text:p text:style-name="P8"/>
      <text:p text:style-name="P24">Chilometri totale effettuati al di fuori del comune di lavoro: <text:span text:style-name="T10">Totale km. </text:span><text:span text:style-name="T8"><text:placeholder text:placeholder-type="text">&lt;get_total_data(objects, 'km')&gt;</text:placeholder></text:span></text:p>
      <text:p text:style-name="P8"/>
      <text:p text:style-name="P24">Spese di vitto e alloggio non doc.: Trasferta in Italia <text:span text:style-name="T10">Totale trasferte: </text:span><text:span text:style-name="T9"><text:placeholder text:placeholder-type="text">&lt;int(get_total_data(objects, 'trip'))&gt;</text:placeholder></text:span></text:p>
      <text:p text:style-name="P8"/>
      <text:p text:style-name="P8">Totale da rimborsare per chilometri: </text:p>
      <text:p text:style-name="P8"/>
      <text:p text:style-name="P8">Totale da rimborsare per trasferte: </text:p>
      <text:p text:style-name="P8"/>
      <text:p text:style-name="P12"/>
      <text:p text:style-name="P8"/>
      <text:p text:style-name="P8">Data </text:p>
      <text:p text:style-name="P9"/>
      <text:p text:style-name="P9">Firma _____________________________<text:span text:style-name="T5">__</text:span></text:p>
      <text:p text:style-name="P8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Ubuntu" svg:font-family="Ubuntu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ohit Hindi" style:font-family-complex="'Lohit Hindi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11pt" fo:font-weight="bold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end" style:justify-single-word="false"/>
      <style:text-properties style:font-name="Ubuntu Light" fo:font-size="7pt" fo:font-weight="bold" style:font-size-asian="7pt" style:font-weight-asian="bold" style:font-size-complex="7pt" style:font-weight-complex="bold"/>
    </style:style>
    <style:style style:name="MP4" style:family="paragraph" style:parent-style-name="Header">
      <style:paragraph-properties fo:text-align="center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MP5" style:family="paragraph" style:parent-style-name="Header">
      <style:paragraph-properties fo:text-align="center" style:justify-single-word="false">
        <style:tab-stops>
          <style:tab-stop style:position="6.403cm"/>
          <style:tab-stop style:position="17cm" style:type="right"/>
        </style:tab-stops>
      </style:paragraph-properties>
    </style:style>
    <style:style style:name="MT1" style:family="text">
      <style:text-properties fo:color="#0084d1"/>
    </style:style>
    <style:style style:name="MT2" style:family="text">
      <style:text-properties style:font-name="Ubuntu Light" fo:font-size="7pt" style:font-size-asian="7pt" style:font-size-complex="7pt"/>
    </style:style>
    <style:style style:name="MT3" style:family="text">
      <style:text-properties style:font-name="Ubuntu Light" fo:font-size="7pt" fo:font-weight="normal" style:font-size-asian="7pt" style:font-weight-asian="normal" style:font-size-complex="7pt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a xlink:type="simple" xlink:href="http://www.micronaet.it/"><draw:frame draw:style-name="Mfr1" draw:name="immagini2" text:anchor-type="as-char" svg:width="5.054cm" svg:height="1.3cm" draw:z-index="0"><draw:image xlink:href="Pictures/100002010000016500000055EAA7CF79.png" xlink:type="simple" xlink:show="embed" xlink:actuate="onLoad"/></draw:frame></draw:a><text:tab/> <text:s text:c="16"/></text:p>
        <text:p text:style-name="MP2"><text:span text:style-name="MT1">REPORT RIEPILOGO VIAGGI</text:span></text:p>
        <text:p text:style-name="MP3">Pag. <text:page-number text:select-page="current">1</text:page-number> di <text:page-count>1</text:page-count></text:p>
      </style:header>
      <style:footer>
        <text:p text:style-name="MP4"><text:span text:style-name="MT2">micronaet s.r.l. <text:s text:c="4"/></text:span><text:span text:style-name="MT3">sede legale:<text:tab/> corso magenta, 43/d - 25121 brescia (bs) <text:s text:c="6"/>domicilio fiscale ed operativo: via IV novembre, 264 - 25010 borgosatollo (bs)</text:span></text:p>
        <text:p text:style-name="MP5"><text:span text:style-name="MT3">codice fiscale e partita IVA: <text:s/>IT02218130983 <text:s text:c="12"/>internet: </text:span><text:a xlink:type="simple" xlink:href="http://www.micronaet.it/" text:style-name="Internet_20_link" text:visited-style-name="Visited_20_Internet_20_Link"><text:span text:style-name="MT3">http://www.micronaet.it </text:span></text:a><text:span text:style-name="MT3"><text:s text:c="16"/>e-mail: </text:span><text:a xlink:type="simple" xlink:href="mailto:info@micronaet.it" text:style-name="Internet_20_link" text:visited-style-name="Visited_20_Internet_20_Link"><text:span text:style-name="MT3">info@micronaet.it</text:span></text:a><text:span text:style-name="MT3"> <text:s text:c="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3-20T10:27:40.172745038</dc:date>
    <meta:editing-duration>P5DT9H32M8S</meta:editing-duration>
    <meta:editing-cycles>454</meta:editing-cycles>
    <meta:generator>LibreOffice/4.3.3.2$Linux_X86_64 LibreOffice_project/430m0$Build-2</meta:generator>
    <dc:creator>thebrush </dc:creator>
    <meta:document-statistic meta:table-count="1" meta:image-count="1" meta:object-count="0" meta:page-count="1" meta:paragraph-count="31" meta:word-count="172" meta:character-count="1409" meta:non-whitespace-character-count="1209"/>
    <meta:user-defined meta:name="Info 1"/>
    <meta:user-defined meta:name="Info 2"/>
    <meta:user-defined meta:name="Info 3"/>
    <meta:user-defined meta:name="Info 4"/>
  </office:meta>
</office:document-meta>
</file>